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693cm" style:rel-column-width="2672*"/>
    </style:style>
    <style:style style:name="Tableau1.B" style:family="table-column">
      <style:table-column-properties style:column-width="16.307cm" style:rel-column-width="628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Header">
      <style:text-properties fo:font-variant="small-caps" officeooo:rsid="000f0ce1" officeooo:paragraph-rsid="000ccca4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0ccca4" officeooo:paragraph-rsid="000ccca4"/>
    </style:style>
    <style:style style:name="P3" style:family="paragraph" style:parent-style-name="Standard">
      <style:paragraph-properties fo:text-align="start" style:justify-single-word="false"/>
      <style:text-properties officeooo:rsid="000ccca4" officeooo:paragraph-rsid="000ccca4"/>
    </style:style>
    <style:style style:name="P4" style:family="paragraph" style:parent-style-name="Standard">
      <style:paragraph-properties fo:text-align="start" style:justify-single-word="false"/>
      <style:text-properties officeooo:rsid="000dc76a" officeooo:paragraph-rsid="000dc76a"/>
    </style:style>
    <style:style style:name="P5" style:family="paragraph" style:parent-style-name="Standard">
      <style:paragraph-properties fo:text-align="start" style:justify-single-word="false"/>
      <style:text-properties officeooo:rsid="0010d315" officeooo:paragraph-rsid="0010d315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dc76a" officeooo:paragraph-rsid="000dc76a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f603c" officeooo:paragraph-rsid="000f603c"/>
    </style:style>
    <style:style style:name="P8" style:family="paragraph" style:parent-style-name="Table_20_Contents">
      <style:paragraph-properties fo:text-align="start" style:justify-single-word="false"/>
      <style:text-properties officeooo:rsid="000ccca4" officeooo:paragraph-rsid="000ccca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 fo:font-size="22pt" officeooo:rsid="000ccca4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0ccca4" officeooo:paragraph-rsid="000ccca4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0dc76a" officeooo:paragraph-rsid="000dc76a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0f603c" officeooo:paragraph-rsid="000f603c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officeooo:rsid="0010d315" officeooo:paragraph-rsid="0010d315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officeooo:rsid="00110761" officeooo:paragraph-rsid="00110761"/>
    </style:style>
    <style:style style:name="P15" style:family="paragraph" style:parent-style-name="Standard">
      <style:paragraph-properties fo:text-align="end" style:justify-single-word="false" fo:break-before="page"/>
      <style:text-properties style:text-position="0% 100%" officeooo:rsid="000f603c" officeooo:paragraph-rsid="000f603c"/>
    </style:style>
    <style:style style:name="P16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10d315" officeooo:paragraph-rsid="0010d315"/>
    </style:style>
    <style:style style:name="P17" style:family="paragraph" style:parent-style-name="Standard">
      <style:paragraph-properties fo:text-align="start" style:justify-single-word="false" fo:break-before="page"/>
      <style:text-properties style:text-position="0% 100%" style:text-underline-style="none" officeooo:rsid="0010d315" officeooo:paragraph-rsid="0010d315"/>
    </style:style>
    <style:style style:name="T1" style:family="text">
      <style:text-properties fo:text-transform="lowercase"/>
    </style:style>
    <style:style style:name="T2" style:family="text">
      <style:text-properties fo:font-variant="normal" fo:text-transform="none" officeooo:rsid="000ccca4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super 58%" officeooo:rsid="00121af9"/>
    </style:style>
    <style:style style:name="T6" style:family="text">
      <style:text-properties style:text-position="super 58%" officeooo:rsid="0013e7dc"/>
    </style:style>
    <style:style style:name="T7" style:family="text">
      <style:text-properties style:text-position="super 58%" officeooo:rsid="00141988"/>
    </style:style>
    <style:style style:name="T8" style:family="text">
      <style:text-properties style:text-position="super 58%" officeooo:rsid="0015d773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solid" style:text-underline-width="auto" style:text-underline-color="font-color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text-underline-style="none" officeooo:rsid="0015d773"/>
    </style:style>
    <style:style style:name="T13" style:family="text">
      <style:text-properties style:text-position="0% 100%" officeooo:rsid="00121af9"/>
    </style:style>
    <style:style style:name="T14" style:family="text">
      <style:text-properties style:text-position="0% 100%" officeooo:rsid="0013e7dc"/>
    </style:style>
    <style:style style:name="T15" style:family="text">
      <style:text-properties style:text-position="0% 100%" officeooo:rsid="00141988"/>
    </style:style>
    <style:style style:name="T16" style:family="text">
      <style:text-properties style:text-position="0% 100%" officeooo:rsid="0015d773"/>
    </style:style>
    <style:style style:name="T17" style:family="text">
      <style:text-properties style:text-position="0% 100%" officeooo:rsid="0017054f"/>
    </style:style>
    <style:style style:name="T18" style:family="text">
      <style:text-properties style:text-position="0% 100%" officeooo:rsid="001768fa"/>
    </style:style>
    <style:style style:name="T19" style:family="text">
      <style:text-properties style:text-position="0% 100%" officeooo:rsid="0017b9f2"/>
    </style:style>
    <style:style style:name="T20" style:family="text">
      <style:text-properties officeooo:rsid="00121af9"/>
    </style:style>
    <style:style style:name="T21" style:family="text">
      <style:text-properties officeooo:rsid="0013e7dc"/>
    </style:style>
    <style:style style:name="T22" style:family="text">
      <style:text-properties officeooo:rsid="00141988"/>
    </style:style>
    <style:style style:name="T23" style:family="text">
      <style:text-properties officeooo:rsid="0015d773"/>
    </style:style>
    <style:style style:name="T24" style:family="text">
      <style:text-properties fo:color="#3333ff"/>
    </style:style>
    <style:style style:name="T25" style:family="text">
      <style:text-properties fo:color="#3333ff" style:text-position="0% 100%"/>
    </style:style>
    <style:style style:name="T26" style:family="text">
      <style:text-properties fo:color="#3333ff" style:text-position="0% 100%" officeooo:rsid="0015d773"/>
    </style:style>
    <style:style style:name="T27" style:family="text">
      <style:text-properties fo:color="#3333ff" style:text-position="0% 100%" officeooo:rsid="00121af9"/>
    </style:style>
    <style:style style:name="T28" style:family="text">
      <style:text-properties fo:color="#3333ff" style:text-position="0% 100%" officeooo:rsid="0013abbe"/>
    </style:style>
    <style:style style:name="T29" style:family="text">
      <style:text-properties fo:color="#3333ff" style:text-position="0% 100%" style:text-underline-style="none"/>
    </style:style>
    <style:style style:name="T30" style:family="text">
      <style:text-properties fo:color="#3333ff" officeooo:rsid="0013abbe"/>
    </style:style>
    <style:style style:name="T31" style:family="text">
      <style:text-properties fo:color="#3333ff" style:text-position="super 58%"/>
    </style:style>
    <style:style style:name="T32" style:family="text">
      <style:text-properties fo:color="#3333ff" style:text-position="super 58%" style:text-underline-style="none"/>
    </style:style>
    <style:style style:name="T33" style:family="text">
      <style:text-properties fo:color="#3333ff" officeooo:rsid="0015d773"/>
    </style:style>
    <style:style style:name="T34" style:family="text">
      <style:text-properties fo:color="#3333ff" officeooo:rsid="00169ef1"/>
    </style:style>
    <style:style style:name="T35" style:family="text">
      <style:text-properties fo:color="#3333ff" officeooo:rsid="0016df17"/>
    </style:style>
    <style:style style:name="T36" style:family="text">
      <style:text-properties officeooo:rsid="00169ef1"/>
    </style:style>
    <style:style style:name="T37" style:family="text">
      <style:text-properties officeooo:rsid="0016df17"/>
    </style:style>
    <style:style style:name="T38" style:family="text">
      <style:text-properties fo:color="#cc66ff"/>
    </style:style>
    <style:style style:name="T39" style:family="text">
      <style:text-properties fo:color="#cc66ff" officeooo:rsid="0016df17"/>
    </style:style>
    <style:style style:name="T40" style:family="text">
      <style:text-properties fo:color="#cc66ff" officeooo:rsid="00121af9"/>
    </style:style>
    <style:style style:name="T41" style:family="text">
      <style:text-properties fo:color="#cc66ff" style:text-position="0% 100%"/>
    </style:style>
    <style:style style:name="T42" style:family="text">
      <style:text-properties fo:color="#cc66ff" officeooo:rsid="00181a6c"/>
    </style:style>
    <style:style style:name="T43" style:family="text">
      <style:text-properties officeooo:rsid="001768fa"/>
    </style:style>
    <style:style style:name="T44" style:family="text">
      <style:text-properties officeooo:rsid="00181a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3</text:p>
      <text:p text:style-name="P3">2<text:line-break/><text:line-break/>Après beaucoup de séances sur l'affaire<text:line-break/>de M<text:span text:style-name="T3">rs</text:span><text:span text:style-name="T9">. </text:span><text:span text:style-name="T27">D</text:span><text:span text:style-name="T25">u</text:span><text:span text:style-name="T27">h</text:span><text:span text:style-name="T25">autoy</text:span><text:span text:style-name="T9">, </text:span><text:span text:style-name="T25">Coster</text:span><text:span text:style-name="T9">, </text:span><text:span text:style-name="T25">Sozzi</text:span><text:span text:style-name="T9"> &amp;</text:span><text:span text:style-name="T5">a</text:span><text:span text:style-name="T13">.</text:span><text:span text:style-name="T9"> le </text:span><text:span text:style-name="T13">c</text:span><text:span text:style-name="T9">onseil<text:line-break/>a rendu aujourdhui un arrêt interlocutoire,<text:line-break/>qui charge le </text:span><text:span text:style-name="T25">S. Coster</text:span><text:span text:style-name="T9"> de prouver que les so</text:span><text:span text:style-name="T3">es</text:span><text:span text:style-name="T9">.</text:span></text:p>
      <text:p text:style-name="P10">dont il s'agit ont été versées dans la maison<text:line-break/>d'<text:span text:style-name="T40">H</text:span><text:span text:style-name="T38">eudicourt</text:span>. Dès cet après midi on avoit<text:line-break/>répandu à <text:span text:style-name="T38">Nancy</text:span> que <text:span text:style-name="T24">M. Duhautoy</text:span> avoit<text:line-break/>gagné son procès.</text:p>
      <text:p text:style-name="P10"/>
      <text:p text:style-name="P10">4<text:line-break/><text:line-break/><text:span text:style-name="T30">M</text:span><text:span text:style-name="T24">on frère</text:span> me manque : <text:span text:style-name="T24">l'abbé de l'Etanche</text:span><text:line-break/>est mort ; on donne l'abbaye au <text:span text:style-name="T20">p</text:span>rieur de la maison.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5<text:line-break/>6</text:p>
          </table:table-cell>
          <table:table-cell table:style-name="Tableau1.B1" office:value-type="string">
            <text:p text:style-name="P9">}</text:p>
          </table:table-cell>
        </table:table-row>
      </table:table>
      <text:p text:style-name="P3"><text:span text:style-name="T9"><text:line-break/></text:span><text:span text:style-name="T25">Le nommé Calandre</text:span><text:span text:style-name="T9">, couvreur, vole des<text:line-break/>plombs sur l’église S. Sebastien. Je le fais<text:line-break/>mettre en prison. Il avoit vendu ce plomb<text:line-break/>chés </text:span><text:span text:style-name="T25">la v</text:span><text:span text:style-name="T31">e</text:span><text:span text:style-name="T25"> </text:span><text:span text:style-name="T28">N</text:span><text:span text:style-name="T25">oël</text:span><text:span text:style-name="T9">, place S. Epvre.</text:span></text:p>
      <text:p text:style-name="P10"/>
      <text:p text:style-name="P10">9<text:line-break/><text:line-break/>Le <text:span text:style-name="T21">c</text:span>onseil se sépare, après avoir travaillé<text:line-break/>longtemps de suite à <text:span text:style-name="T38">Lunéville</text:span>, au jugement<text:line-break/>des affaires.</text:p>
      <text:p text:style-name="P10"/>
      <text:p text:style-name="P10">11<text:line-break/><text:line-break/><text:span text:style-name="T24">M. l'Intendant</text:span>, <text:span text:style-name="T24">mad. L'Intendantes</text:span>, et leurs<text:line-break/><text:span text:style-name="T21">e</text:span>nfans arrivent à <text:span text:style-name="T38">Nancy</text:span>, où ils resteront<text:line-break/>jusqu'au mois de mai.</text:p>
      <text:p text:style-name="P10"/>
      <text:p text:style-name="P3"><text:span text:style-name="T9">13<text:line-break/><text:line-break/></text:span><text:span text:style-name="T25">M. Alliot</text:span><text:span text:style-name="T9"> me fis part hier soir que l</text:span><text:span text:style-name="T25">e Roy</text:span><text:span text:style-name="T9"><text:line-break/>vouloit donner cent mille livres de f</text:span><text:span text:style-name="T3">ce</text:span><text:span text:style-name="T9"> a </text:span><text:span text:style-name="T41">la ville<text:line-break/>de Nancy</text:span><text:span text:style-name="T9">, pour des objets ; de bien </text:span><text:span text:style-name="T14">p</text:span><text:span text:style-name="T9">ublic. Et<text:line-break/>aujourdhui je lui ai donné une notte pour</text:span></text:p>
      <text:p text:style-name="P6"><text:span text:style-name="T9">détourner </text:span><text:span text:style-name="T25">S. M. P</text:span><text:span text:style-name="T9">. d'ordonner que cette so</text:span><text:span text:style-name="T3">e</text:span><text:span text:style-name="T9">. </text:span><text:span text:style-name="T17">s</text:span><text:span text:style-name="T9">oit<text:line-break/>prétée sous caution à 2 % de rente à <text:line-break/>des bourgeois pauvres ; et donné un mem</text:span><text:span text:style-name="T6">re</text:span><text:span text:style-name="T9">.<text:line-break/>pour employer les 5000</text:span><text:span text:style-name="T3">#</text:span><text:span text:style-name="T9">. de rente savoir :<text:line-break/>2000</text:span><text:span text:style-name="T3">#</text:span><text:span text:style-name="T9">. à entretenir les bâtimens construits<text:line-break/>par </text:span><text:span text:style-name="T25">le Roy</text:span><text:span text:style-name="T9">. 500</text:span><text:span text:style-name="T3">#</text:span><text:span text:style-name="T9">. pour des fous, imbéciles, &amp;</text:span><text:span text:style-name="T7">a</text:span><text:span text:style-name="T15">.</text:span><text:span text:style-name="T9"><text:line-break/>1000</text:span><text:span text:style-name="T3">#</text:span><text:span text:style-name="T9">. sur les accouchemens. 600</text:span><text:span text:style-name="T3">#</text:span><text:span text:style-name="T9">. pour<text:line-break/>les accouchemens doubles. 500</text:span><text:span text:style-name="T3">#</text:span><text:span text:style-name="T9">. pour 5<text:line-break/>renfermés à la venerie. 400</text:span><text:span text:style-name="T3">#</text:span><text:span text:style-name="T9">. pour le </text:span><text:span text:style-name="T15">j</text:span><text:span text:style-name="T9">ardin<text:line-break/>de botanique.</text:span></text:p>
      <text:p text:style-name="P11"/>
      <text:p text:style-name="P11">14<text:line-break/><text:line-break/><text:span text:style-name="T22">M</text:span>or<text:span text:style-name="T22">t</text:span> de <text:span text:style-name="T24">J.B. Taillandier</text:span>, sera inhumé à S. Sebastien.<text:line-break/>Il avoit été commis du <text:span text:style-name="T23">t</text:span>resorier de l'hotel <text:span text:style-name="T24">du </text:span><text:span text:style-name="T33">d</text:span><text:span text:style-name="T24">uc Leopold</text:span>.</text:p>
      <text:p text:style-name="P11">10 dégrés de chaud.</text:p>
      <text:p text:style-name="P11"/>
      <text:p text:style-name="P4"><text:span text:style-name="T9">18<text:line-break/><text:line-break/>On aprend que </text:span><text:span text:style-name="T25">M. de Chateaufort</text:span><text:span text:style-name="T9"> </text:span><text:span text:style-name="T16">c</text:span><text:span text:style-name="T9">on</text:span><text:span text:style-name="T3">er</text:span><text:span text:style-name="T9">,<text:line-break/>à la </text:span><text:span text:style-name="T16">C</text:span><text:span text:style-name="T9">our </text:span><text:span text:style-name="T16">s</text:span><text:span text:style-name="T3">ne</text:span><text:span text:style-name="T9">. </text:span><text:span text:style-name="T16">e</text:span><text:span text:style-name="T9">st mort à </text:span><text:span text:style-name="T41">Paris</text:span><text:span text:style-name="T9">, le 15 après<text:line-break/>un maladie de 12 jours. Il laisse sa v</text:span><text:span text:style-name="T3">e</text:span><text:span text:style-name="T9">.<text:line-break/>Et 8 enfans la plûpart estropiés, au moment<text:line-break/>où il alloit jouir d'apointemens considerables<text:line-break/>accordés par </text:span><text:span text:style-name="T25">l'Empereur</text:span><text:span text:style-name="T9">, pour l'affaire de la <text:line-break/>liquidation des </text:span><text:span text:style-name="T16">d</text:span><text:span text:style-name="T9">ettes d’</text:span><text:span text:style-name="T16">E</text:span><text:span text:style-name="T9">tat. C'est </text:span><text:span text:style-name="T25">M. d'</text:span><text:span text:style-name="T26">U</text:span><text:span text:style-name="T25">bexi</text:span><text:span text:style-name="T9"><text:line-break/>qui aura le cornet à sa place.</text:span></text:p>
      <text:p text:style-name="P11"><text:span text:style-name="T24">Le Curé de Commercy</text:span> (M.<text:line-break/>est mort aussi.</text:p>
      <text:p text:style-name="P11"/>
      <text:p text:style-name="P4"><text:span text:style-name="T9">20<text:line-break/><text:line-break/>Assemblée particulière de l'</text:span><text:span text:style-name="T18">A</text:span><text:span text:style-name="T9">cademie, où<text:line-break/>étoient </text:span><text:span text:style-name="T25">M</text:span><text:span text:style-name="T31">rs</text:span><text:span text:style-name="T25">. Thibault</text:span><text:span text:style-name="T9">, </text:span><text:span text:style-name="T25">Dheguerti</text:span><text:span text:style-name="T9">, </text:span><text:span text:style-name="T25">de Tervenus</text:span><text:span text:style-name="T9">,<text:line-break/></text:span><text:span text:style-name="T25">les PP. </text:span><text:span text:style-name="T26">d</text:span><text:span text:style-name="T25">e </text:span><text:span text:style-name="T26">M</text:span><text:span text:style-name="T25">enoux</text:span><text:span text:style-name="T9"> et </text:span><text:span text:style-name="T25">Leslie</text:span><text:span text:style-name="T9">, et </text:span><text:span text:style-name="T25">Durival l</text:span><text:span text:style-name="T31">é</text:span><text:span text:style-name="T9">.</text:span></text:p>
      <text:p text:style-name="P15">74</text:p>
      <text:p text:style-name="P12">Lettre de <text:span text:style-name="T24">M. de Belloy</text:span>,<text:line-break/>auteur de la tragédie<text:line-break/>du Siége de <text:span text:style-name="T38">Calais</text:span>, à <text:line-break/><text:span text:style-name="T24">M. de Belloy</text:span>, <text:span text:style-name="T43">c</text:span>olone<text:span text:style-name="T23">l</text:span> au <text:line-break/>corpus roïal d'artillerie,<text:line-break/>dattée de <text:span text:style-name="T38">Paris</text:span>, le 2 av. 1765.</text:p>
      <text:p text:style-name="P12"/>
      <text:p text:style-name="P12">Une conformité de noms a<text:line-break/>causé, <text:span text:style-name="T23">m</text:span>onsieur, une méprise<text:line-break/>qui m'honore, puisqu'elle me<text:line-break/>procure l'avantage de recevoir<text:line-break/>une marque de l'approbation<text:line-break/>que vous voulés bien donner au<text:line-break/><text:span text:style-name="T23">s</text:span>iége de <text:span text:style-name="T38">Calais</text:span>. Je suis l'auteur<text:line-break/>de cette tragédie, et je n'ai pas<text:line-break/><text:span text:style-name="T23">l</text:span>a gloire d'etre de votre famille<text:line-break/>ni meme de votre <text:span text:style-name="T23">p</text:span>rovince. Je<text:line-break/>ferois bien plus de cas de l'honneur<text:line-break/>de vous apartenir que du <text:span text:style-name="T23">s</text:span>uccès<text:line-break/>passager d'un ouvrage qui ne</text:p>
      <text:p text:style-name="P7"><text:span text:style-name="T9">doit sa fortune qu'aux bontés<text:line-break/>excessives du </text:span><text:span text:style-name="T16">p</text:span><text:span text:style-name="T9">ublic. J'ai pein</text:span><text:span text:style-name="T16">t</text:span><text:span text:style-name="T9"><text:line-break/>l'amour de la </text:span><text:span text:style-name="T18">p</text:span><text:span text:style-name="T9">atrie. Vos anc.<text:line-break/></text:span><text:span text:style-name="T16">l</text:span><text:span text:style-name="T9">'on</text:span><text:span text:style-name="T16">t</text:span><text:span text:style-name="T9"> réalisé par les services<text:line-break/>qu'ils ont rendus à leur souver.<text:line-break/></text:span><text:span text:style-name="T16">e</text:span><text:span text:style-name="T9">t je sens qu'il est un peuple<text:line-break/>difficile d'etre au rang des<text:line-break/>héros que de les faire parler<text:line-break/>sur le théâtre. Personne ne<text:line-break/>respecte plus que moi la vraie<text:line-break/>noblesse ; celle que l'on porte<text:line-break/>son </text:span><text:span text:style-name="T19">s</text:span><text:span text:style-name="T9">ang, et que l'on soutient </text:span><text:span text:style-name="T16">par</text:span><text:span text:style-name="T9"><text:line-break/>ses vertus. C'est la vôtre, M.<text:line-break/>c'est celle que j'aurois ambition<text:line-break/>et que le sort n'a pas faite pour<text:line-break/>moi.<text:line-break/>J'ai l'honneur d'être &amp;</text:span><text:span text:style-name="T8">a</text:span><text:span text:style-name="T9"><text:line-break/></text:span><text:span text:style-name="T10">signé </text:span><text:span text:style-name="T29">Buirette de Belloy</text:span></text:p>
      <text:p text:style-name="P16">75</text:p>
      <text:p text:style-name="P5"><text:span text:style-name="T11">J'y ai lû un memoire assès long qui m'a<text:line-break/>été demandé par </text:span><text:span text:style-name="T29">M. l'Intendant</text:span><text:span text:style-name="T11">, pour servir<text:line-break/>à la </text:span><text:span text:style-name="T12">n</text:span><text:span text:style-name="T4">elle</text:span><text:span text:style-name="T11">. éd. </text:span><text:span text:style-name="T12">d</text:span><text:span text:style-name="T11">e la </text:span><text:span text:style-name="T12">b</text:span><text:span text:style-name="T11">iblioteque hist.du </text:span><text:span text:style-name="T29">P. le Long</text:span><text:span text:style-name="T11"> ;<text:line-break/></text:span><text:span text:style-name="T12">e</text:span><text:span text:style-name="T11">t je l'ai envoyé ensuite à </text:span><text:span text:style-name="T29">M. l'Intendant</text:span><text:span text:style-name="T11">.</text:span></text:p>
      <text:p text:style-name="P13"/>
      <text:p text:style-name="P13">22<text:line-break/><text:line-break/><text:span text:style-name="T44">O</text:span>n m'écrit de <text:span text:style-name="T38">Lunéville</text:span> que le tître d'Evêque,<text:line-break/>in partibus est accordé à <text:span text:style-name="T24">M. l'abbé de Mareil</text:span>,<text:line-break/>grang Prevost de <text:span text:style-name="T38">S. Diez</text:span>.<text:line-break/></text:p>
      <text:p text:style-name="P13">23<text:line-break/><text:line-break/><text:span text:style-name="T24">Le </text:span><text:span text:style-name="T33">r</text:span><text:span text:style-name="T24">oy de P</text:span>. arrive à <text:span text:style-name="T38">la Malg</text:span>. On reçoit des<text:line-break/>Imprimés de la tragédie le <text:span text:style-name="T44">s</text:span>iége de <text:span text:style-name="T38">Calais</text:span> de <text:line-break/><text:span text:style-name="T24">M. de Belloy</text:span>.</text:p>
      <text:p text:style-name="P13"/>
      <text:p text:style-name="P13">24<text:line-break/><text:line-break/>Je vois <text:span text:style-name="T24">le Roy</text:span> à <text:span text:style-name="T38">la </text:span><text:span text:style-name="T42">M</text:span><text:span text:style-name="T38">algrange</text:span>. Il est toujours<text:line-break/>dans l'intention de remettre un fonds à l'hotel<text:line-break/>de ville, pour employer la rente à soulager ceux<text:line-break/>qui se trouveroient dans le besoin.</text:p>
      <text:p text:style-name="P13">Conseil à <text:span text:style-name="T38">la Malgrange</text:span>.</text:p>
      <text:p text:style-name="P13"/>
      <text:p text:style-name="P13">25<text:line-break/><text:line-break/>Conseil encore l'après midi<text:line-break/><text:span text:style-name="T33">F</text:span><text:span text:style-name="T24">leury</text:span> est parti ce matin pour <text:span text:style-name="T38">Turin</text:span>,<text:line-break/>d'où à <text:span text:style-name="T38">Parme</text:span>. <text:span text:style-name="T33">m</text:span><text:span text:style-name="T24">ad. Sanlaville</text:span> pour<text:line-break/><text:span text:style-name="T38">Vienne</text:span>. <text:span text:style-name="T24">Le </text:span><text:span text:style-name="T33">r</text:span><text:span text:style-name="T24">oy de P.</text:span> est venu à <text:span text:style-name="T38">Nancy</text:span><text:line-break/>voir <text:span text:style-name="T24">mad. la </text:span><text:span text:style-name="T33">m</text:span><text:span text:style-name="T24">arquise Dèsarmoises</text:span>.</text:p>
      <text:p text:style-name="P13"/>
      <text:p text:style-name="P13">26<text:line-break/><text:line-break/><text:span text:style-name="T24">Le Roy</text:span> part a 4 h. après midi pour <text:span text:style-name="T38">Lunèville</text:span>.<text:line-break/>Le <text:span text:style-name="T24">S. le Kain</text:span> arrivé de la veille à onze heures<text:line-break/>du soir jouë le Rolle de Zamore dans <text:span text:style-name="T36">A</text:span>lzire</text:p>
      <text:p text:style-name="P13"/>
      <text:p text:style-name="P5"><text:span text:style-name="T11">27<text:line-break/><text:line-break/>Le lendemain Rhadamiste, </text:span><text:span text:style-name="T29">la d</text:span><text:span text:style-name="T32">lle</text:span><text:span text:style-name="T29">. Grossier</text:span><text:span text:style-name="T11"> Zenobie.</text:span></text:p>
      <text:p text:style-name="P17">28<text:line-break/><text:line-break/><text:span text:style-name="T24">Le </text:span><text:span text:style-name="T34">d</text:span><text:span text:style-name="T24">uc de </text:span><text:span text:style-name="T34">F</text:span><text:span text:style-name="T24">oix</text:span>.</text:p>
      <text:p text:style-name="P13"/>
      <text:p text:style-name="P14">29<text:line-break/><text:line-break/>Iphigenie en <text:span text:style-name="T36">T</text:span>auride. Il y avoit beaucoup<text:line-break/>de monde quoique le prix des loges et de<text:line-break/>l'amphiteatre ait été augmenté.</text:p>
      <text:p text:style-name="P14"/>
      <text:p text:style-name="P14">30<text:line-break/><text:line-break/>Mitridate. On a eu beaucoup de peine a<text:line-break/>engager <text:span text:style-name="T24">le S. Rocourt</text:span> (Sauxerotte) à jouer ce<text:line-break/>rolle, parce que des arrangemens etoient faits<text:line-break/>pour partir le matin pour <text:span text:style-name="T42">B</text:span><text:span text:style-name="T38">ordeaux</text:span>.</text:p>
      <text:p text:style-name="P14"><text:span text:style-name="T24">M. le Kain</text:span> a joüé Xipharès avec beaucoup<text:line-break/>de <text:span text:style-name="T37">s</text:span>uccés. Il y avoit beaucoup de loges vides,<text:line-break/>ce qui devoit étre une veille des rameaux.<text:line-break/>Il est venu beaucoup de <text:span text:style-name="T37">b</text:span>ourgeois de <text:span text:style-name="T38">Lunéville</text:span><text:line-break/>pour voir jouer <text:span text:style-name="T24">M. le Kain</text:span>. <text:span text:style-name="T35">M</text:span><text:span text:style-name="T24">ad. de<text:line-break/>Bouflers</text:span> et quelques autres <text:span text:style-name="T37">d</text:span>ames de la<text:line-break/><text:span text:style-name="T44">C</text:span>our ont préféré de rester à <text:span text:style-name="T37">l</text:span>a <text:span text:style-name="T39">M</text:span><text:span text:style-name="T38">algrange</text:span>.</text:p>
      <text:p text:style-name="P14"/>
      <text:p text:style-name="P14">31<text:line-break/><text:line-break/>on parle de troubles en <text:span text:style-name="T38">Bretagne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ccca4" style:font-size-asian="10.5pt"/>
    </style:style>
    <style:style style:name="MT1" style:family="text">
      <style:text-properties fo:text-transform="lowercase"/>
    </style:style>
    <style:style style:name="MT2" style:family="text">
      <style:text-properties fo:font-variant="normal" fo:text-transform="none" officeooo:rsid="000ccc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e</text:span> <text:span text:style-name="MT2">Mars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7:21:59.092679000</meta:creation-date>
    <dc:date>2016-01-26T23:45:19.991724000</dc:date>
    <meta:editing-duration>PT1H15M1S</meta:editing-duration>
    <meta:editing-cycles>14</meta:editing-cycles>
    <meta:generator>LibreOffice/5.0.4.2$MacOSX_X86_64 LibreOffice_project/2b9802c1994aa0b7dc6079e128979269cf95bc78</meta:generator>
    <meta:document-statistic meta:table-count="1" meta:image-count="0" meta:object-count="0" meta:page-count="6" meta:paragraph-count="36" meta:word-count="888" meta:character-count="4799" meta:non-whitespace-character-count="3921"/>
  </office:meta>
</office:document-meta>
</file>